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039A003D36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S Mincho" svg:font-family="'MS Mincho', 'ＭＳ 明朝'" style:font-family-generic="modern"/>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6.2in" fo:margin-left="-0.075in" style:page-number="0" table:align="left" style:writing-mode="lr-tb"/>
    </style:style>
    <style:style style:name="Table1.A" style:family="table-column">
      <style:table-column-properties style:column-width="6.2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none" style:writing-mode="lr-tb"/>
    </style:style>
    <style:style style:name="Table1.A3"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P1" style:family="paragraph" style:parent-style-name="Standard">
      <style:paragraph-properties fo:text-align="center" style:justify-single-word="false"/>
      <style:text-properties fo:font-size="16pt" fo:language="pt" fo:country="BR" style:font-size-asian="16pt" style:font-size-complex="16pt"/>
    </style:style>
    <style:style style:name="P2" style:family="paragraph" style:parent-style-name="Standard">
      <style:paragraph-properties fo:text-align="center" style:justify-single-word="false"/>
      <style:text-properties fo:font-size="16pt" fo:language="pt" fo:country="BR" fo:font-weight="bold" style:font-size-asian="16pt" style:font-weight-asian="bold" style:font-size-complex="16pt"/>
    </style:style>
    <style:style style:name="P3" style:family="paragraph" style:parent-style-name="Standard">
      <style:paragraph-properties fo:text-align="justify" style:justify-single-word="false"/>
    </style:style>
    <style:style style:name="P4" style:family="paragraph" style:parent-style-name="Standard" style:list-style-name="WW8Num1">
      <style:paragraph-properties fo:text-align="justify" style:justify-single-word="false"/>
    </style:style>
    <style:style style:name="P5" style:family="paragraph" style:parent-style-name="Standard">
      <style:text-properties fo:language="pt" fo:country="BR"/>
    </style:style>
    <style:style style:name="P6" style:family="paragraph" style:parent-style-name="Standard">
      <style:paragraph-properties fo:text-align="justify" style:justify-single-word="false"/>
      <style:text-properties fo:language="pt" fo:country="BR"/>
    </style:style>
    <style:style style:name="P7" style:family="paragraph" style:parent-style-name="Standard" style:list-style-name="WW8Num1">
      <style:paragraph-properties fo:text-align="justify" style:justify-single-word="false"/>
      <style:text-properties fo:language="pt" fo:country="BR"/>
    </style:style>
    <style:style style:name="P8" style:family="paragraph" style:parent-style-name="Standard">
      <style:paragraph-properties fo:text-align="center" style:justify-single-word="false" fo:keep-with-next="always" style:snap-to-layout-grid="false"/>
      <style:text-properties fo:font-size="24pt" fo:font-weight="bold" style:font-name-asian="MS Mincho" style:font-size-asian="24pt" style:font-weight-asian="bold" style:font-weight-complex="bold"/>
    </style:style>
    <style:style style:name="P9" style:family="paragraph" style:parent-style-name="Standard">
      <style:paragraph-properties fo:text-align="center" style:justify-single-word="false" fo:keep-with-next="always" style:snap-to-layout-grid="false"/>
      <style:text-properties fo:font-size="14pt" fo:language="pt" fo:country="BR" fo:font-weight="bold" style:font-name-asian="MS Mincho" style:font-size-asian="14pt" style:font-weight-asian="bold" style:font-size-complex="14pt" style:font-weight-complex="bold"/>
    </style:style>
    <style:style style:name="P10" style:family="paragraph" style:parent-style-name="Standard">
      <style:paragraph-properties fo:text-align="center" style:justify-single-word="false" fo:keep-with-next="always" style:snap-to-layout-grid="false"/>
      <style:text-properties fo:color="#404040" fo:font-size="11pt" fo:font-weight="bold" style:font-name-asian="MS Mincho" style:font-size-asian="11pt" style:font-weight-asian="bold" style:font-size-complex="11pt" style:font-weight-complex="bold"/>
    </style:style>
    <style:style style:name="P11" style:family="paragraph" style:parent-style-name="Standard">
      <style:paragraph-properties fo:margin-left="-0.0752in" fo:margin-right="-0.1126in" fo:text-align="center" style:justify-single-word="false" fo:text-indent="0in" style:auto-text-indent="false" fo:keep-with-next="always" style:snap-to-layout-grid="false"/>
      <style:text-properties fo:font-size="18pt" fo:language="pt" fo:country="BR" fo:font-weight="bold" style:font-name-asian="MS Mincho" style:font-size-asian="18pt" style:font-weight-asian="bold" style:font-size-complex="18pt" style:font-weight-complex="bold"/>
    </style:style>
    <style:style style:name="P12" style:family="paragraph" style:parent-style-name="Standard">
      <style:paragraph-properties fo:text-align="center" style:justify-single-word="false" fo:background-color="#bfbfbf">
        <style:background-image/>
      </style:paragraph-properties>
    </style:style>
    <style:style style:name="P13" style:family="paragraph" style:parent-style-name="Standard">
      <style:paragraph-properties fo:margin-left="0in" fo:margin-right="0in" fo:text-align="justify" style:justify-single-word="false" fo:text-indent="0.75in" style:auto-text-indent="false"/>
    </style:style>
    <style:style style:name="P14" style:family="paragraph" style:parent-style-name="Standard">
      <style:paragraph-properties fo:margin-left="0in" fo:margin-right="0in" fo:text-align="justify" style:justify-single-word="false" fo:text-indent="0.75in" style:auto-text-indent="false"/>
      <style:text-properties fo:language="pt" fo:country="BR"/>
    </style:style>
    <style:style style:name="P15" style:family="paragraph" style:parent-style-name="Standard">
      <style:paragraph-properties fo:margin-left="0.25in" fo:margin-right="0in" fo:text-align="justify" style:justify-single-word="false" fo:text-indent="0in" style:auto-text-indent="false"/>
      <style:text-properties fo:language="pt" fo:country="BR"/>
    </style:style>
    <style:style style:name="P16" style:family="paragraph" style:parent-style-name="Standard">
      <style:paragraph-properties fo:text-align="justify" style:justify-single-word="false" fo:break-before="page"/>
      <style:text-properties fo:language="pt" fo:country="BR"/>
    </style:style>
    <style:style style:name="P17" style:family="paragraph" style:parent-style-name="Standard">
      <style:paragraph-properties fo:padding-left="0in" fo:padding-right="0in" fo:padding-top="0in" fo:padding-bottom="0.0138in" fo:border-left="none" fo:border-right="none" fo:border-top="none" fo:border-bottom="0.0071in solid #000000"/>
      <style:text-properties fo:language="pt" fo:country="BR"/>
    </style:style>
    <style:style style:name="P18" style:family="paragraph" style:parent-style-name="Footer">
      <style:paragraph-properties fo:text-align="end" style:justify-single-word="false"/>
    </style:style>
    <style:style style:name="T1" style:family="text">
      <style:text-properties fo:font-size="18pt" fo:language="pt" fo:country="BR" fo:font-weight="bold" style:font-name-asian="MS Mincho" style:font-size-asian="18pt" style:font-weight-asian="bold" style:font-size-complex="18pt" style:font-weight-complex="bold"/>
    </style:style>
    <style:style style:name="T2" style:family="text">
      <style:text-properties fo:language="pt" fo:country="BR"/>
    </style:style>
    <style:style style:name="T3" style:family="text">
      <style:text-properties fo:font-size="14pt" fo:language="pt" fo:country="BR" fo:font-weight="bold" style:font-size-asian="14pt" style:font-weight-asian="bold"/>
    </style:style>
    <style:style style:name="T4" style:family="text"/>
    <style:style style:name="fr1" style:family="graphic" style:parent-style-name="Frame">
      <style:graphic-properties fo:margin-left="0.098in" fo:margin-right="0.098in" style:wrap="dynamic" style:number-wrapped-paragraphs="no-limit" style:vertical-pos="from-top" style:vertical-rel="paragraph" style:horizontal-pos="from-left" style:horizontal-rel="page" fo:background-color="#bfbfbf" style:background-transparency="0%" fo:padding="0.0138in" fo:border="0.0071in solid #000000">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8"><draw:frame draw:style-name="fr2" draw:name="graphics1" text:anchor-type="as-char" svg:width="4.9575in" svg:height="0.5035in" draw:z-index="0"><draw:image xlink:href="Pictures/10000000000001F400000039A003D365.png" xlink:type="simple" xlink:show="embed" xlink:actuate="onLoad"/></draw:frame></text:p>
          </table:table-cell>
        </table:table-row>
        <table:table-row table:style-name="Table1.1">
          <table:table-cell table:style-name="Table1.A1" office:value-type="string">
            <text:p text:style-name="P11">Faculdade de Ciências e Tecnologia</text:p>
          </table:table-cell>
        </table:table-row>
        <table:table-row table:style-name="Table1.1">
          <table:table-cell table:style-name="Table1.A3" office:value-type="string">
            <text:p text:style-name="P9">Departamento de Matemática, Estatística e Computação</text:p>
          </table:table-cell>
        </table:table-row>
        <table:table-row table:style-name="Table1.1">
          <table:table-cell table:style-name="Table1.A4" office:value-type="string">
            <text:p text:style-name="P10">Rua Roberto Simonsen, 305 CEP 19060-900 – <text:s/>Presidente Prudente - SP </text:p>
          </table:table-cell>
        </table:table-row>
      </table:table>
      <text:p text:style-name="Title"><draw:frame draw:style-name="fr1" draw:name="Frame1" text:anchor-type="char" svg:x="1.1984in" svg:y="0.3165in" svg:width="6.0917in" svg:height="0.2638in" draw:z-index="1"><draw:text-box><text:p text:style-name="P12"><text:span text:style-name="T3">Projeto de </text:span><text:span text:style-name="T3">Engenharia de Software II</text:span></text:p></draw:text-box></draw:frame>Bacharelado em Ciência da Computação</text:p>
      <text:p text:style-name="P2">Administração de Recursos</text:p>
      <text:p text:style-name="P1">Documento de Requisitos</text:p>
      <text:p text:style-name="P6">1. Introdução</text:p>
      <text:p text:style-name="P6">1.1 Propósito</text:p>
      <text:p text:style-name="P6"/>
      <text:p text:style-name="P14">Este documento tem por objetivo descrever os requisitos de um sistema de gestão de recursos de uso compartilhado, que não impliquem investimento além do próprio recurso. Tal classe de recurso consiste de salas, computadores e projetores. Seus leitores (usuários deste documento) são pessoas que tenham interesse em usar o sistema e profissionais envolvidos no desenvolvimento.</text:p>
      <text:p text:style-name="P6"/>
      <text:p text:style-name="P6">1.2 Escopo</text:p>
      <text:p text:style-name="P6"/>
      <text:p text:style-name="P14">O sistema a ser desenvolvido, Sistema de Administração de Recursos (SAR) tem por objetivo prover apoio às atividades envolvidas na gestão de recursos que podem ser compartilhados por diversos usuários, devendo-se estabelecer cronogramas ou reservas para o uso efetivo. </text:p>
      <text:p text:style-name="P6"/>
      <text:p text:style-name="P6">2. Descrição Geral </text:p>
      <text:p text:style-name="P6"/>
      <text:p text:style-name="P6">2.1 Perspectiva do Produto</text:p>
      <text:p text:style-name="P6"/>
      <text:p text:style-name="P6">2.1.1 Interfaces com outros Sistemas</text:p>
      <text:p text:style-name="P14">Este sistema não terá uma interface direta com outros sistemas, apenas trocará dados em forma de arquivos texto.</text:p>
      <text:p text:style-name="P6"/>
      <text:p text:style-name="P6">2.1.2 Interface com o Usuário</text:p>
      <text:p text:style-name="P14">Esta seção foi deixada a cargo do programador.</text:p>
      <text:p text:style-name="P6"/>
      <text:p text:style-name="P3"><text:span text:style-name="T2">2.1.3 </text:span><text:span text:style-name="T2">Interface de Hardware</text:span></text:p>
      <text:p text:style-name="P14">Não há.</text:p>
      <text:p text:style-name="P6"/>
      <text:p text:style-name="P6">2.1.4 Interface de Software</text:p>
      <text:p text:style-name="P14">Os dados mantidos pelo sistema deverão ser armazenados em um sistema gerenciador de banco de dados MySQL (versão 4.1 ou posterior).</text:p>
      <text:p text:style-name="P6"/>
      <text:p text:style-name="P6"><text:soft-page-break/>2.1.5 Interface de Comunicação </text:p>
      <text:p text:style-name="P14">Não há.</text:p>
      <text:p text:style-name="P6"/>
      <text:p text:style-name="P6">2.1.6 Restrições de Memória</text:p>
      <text:p text:style-name="P14">Deve ser possível de se usar em microcomputadores com 1000Mb de RAM.</text:p>
      <text:p text:style-name="P6"/>
      <text:p text:style-name="P6">2.2. Funções do Produto</text:p>
      <text:p text:style-name="P14">O sistema deverá manter os dados dos recursos controlados, como identificação, descrição, localização . Todas as operações, sejam elas de reserva ou de utilização, deverão ser registradas. </text:p>
      <text:p text:style-name="P6"/>
      <text:p text:style-name="P3"><text:span text:style-name="T2">2.3 Caracter</text:span><text:span text:style-name="T2">ísticas de Usuários</text:span></text:p>
      <text:p text:style-name="P3"/>
      <text:p text:style-name="P14">Os usuários serão pessoas que têm interesse de reservar tais recursos . </text:p>
      <text:p text:style-name="P14">Os Adminstradores serão as pessoas responsáveis em controlar o uso de tais recursos</text:p>
      <text:p text:style-name="P6"/>
      <text:p text:style-name="P6">2.4 Restrições</text:p>
      <text:p text:style-name="P13"><text:span text:style-name="T2">A única restrição é quanto </text:span><text:span text:style-name="T2">à segurança: apenas os responsáveis pelo controle de recursos poderão ter acesso a certas funcionalidades, de acordo com a descrição das mesmas.</text:span></text:p>
      <text:p text:style-name="P6"/>
      <text:p text:style-name="P6">3. Requisitos</text:p>
      <text:p text:style-name="P14">Os requisitos descritos nesta seção estão organizados por classe, na seguinte seqüência: Funcionais, Usabilidade, Manutenibilidade e Desempenho.</text:p>
      <text:p text:style-name="P6"/>
      <text:p text:style-name="P6">3.1 Requisitos Funcionais</text:p>
      <text:p text:style-name="P6"/>
      <text:list xml:id="list1142987624" text:style-name="WW8Num1">
        <text:list-item>
          <text:p text:style-name="P7">O sistema deve permitir ao administrador do sistema a manutenção dos recursos que estarão sob controle. O administrador poderá também definir quais usuários poderão efetuar a reserva de recursos. </text:p>
        </text:list-item>
        <text:list-item>
          <text:p text:style-name="P7">O sistema deve permitir que os usuários façam reserva de recursos, registrando o dia, a hora inicial e a hora final da utilização. Os usuários que fizerem reserva poderão fazer o cancelamento da reserva.</text:p>
        </text:list-item>
        <text:list-item>
          <text:p text:style-name="P7">O sistema deve permitir que sejam feitas consultas sobre a disponibilidade de recursos, por tipo de recurso, por período e por recurso.</text:p>
        </text:list-item>
        <text:list-item>
          <text:p text:style-name="P4"><text:span text:style-name="T2">O sistema deve permitir ao </text:span><text:span text:style-name="T2">administrador a possibilidade de fazer cópia de segurança dos dados mantidos.</text:span></text:p>
        </text:list-item>
        <text:list-item>
          <text:p text:style-name="P7">O sistema deverá possibilitar a exclusão de dados referentes à movimentação por período.</text:p>
        </text:list-item>
        <text:list-item>
          <text:p text:style-name="P7">O sistema deve <text:s/>permitir relatórios por período sobre a utilização de recursos (as mesmas das consultas)</text:p>
        </text:list-item>
      </text:list>
      <text:p text:style-name="P6"/>
      <text:p text:style-name="P6"/>
      <text:p text:style-name="P6"/>
      <text:p text:style-name="P6"><text:soft-page-break/>3.2 Usabilidade</text:p>
      <text:p text:style-name="P6"/>
      <text:list xml:id="list1064136975" text:continue-numbering="true" text:style-name="WW8Num1">
        <text:list-item>
          <text:p text:style-name="P7">O sistema deve ser de fácil aprendizado e uso</text:p>
        </text:list-item>
        <text:list-item>
          <text:p text:style-name="P7">O sistema de possuir interface gráfica.</text:p>
        </text:list-item>
      </text:list>
      <text:p text:style-name="P6"/>
      <text:p text:style-name="P6">3.3 Manutenibilidade</text:p>
      <text:p text:style-name="P15"/>
      <text:list xml:id="list1762239688" text:continue-numbering="true" text:style-name="WW8Num1">
        <text:list-item>
          <text:p text:style-name="P7">O sistema deve ser de fácil manutenção.</text:p>
        </text:list-item>
        <text:list-item>
          <text:p text:style-name="P7">A arquitetura do sistema deve ser planejada para facilitar a extensão do mesmo.</text:p>
        </text:list-item>
      </text:list>
      <text:p text:style-name="P6"/>
      <text:p text:style-name="P6"/>
      <text:p text:style-name="P3"><text:span text:style-name="T2">3.4 </text:span><text:span text:style-name="T2">Desempenho</text:span></text:p>
      <text:p text:style-name="P6"/>
      <text:list xml:id="list1003632080" text:continue-numbering="true" text:style-name="WW8Num1">
        <text:list-item>
          <text:p text:style-name="P7">O sistema deve responder ao usuário em, no máximo, 5 segundos. Para casos em que isso não seja possível o usuário deve ser avisado.</text:p>
        </text:list-item>
      </text:list>
      <text:p text:style-name="P6"/>
      <text:p text:style-name="P6">3.5 Outros Requisitos</text:p>
      <text:p text:style-name="P6"/>
      <text:list xml:id="list1843114993" text:continue-numbering="true" text:style-name="WW8Num1">
        <text:list-item>
          <text:p text:style-name="P7">O sistema deve ser desenvolvido para ser usado em ambiente Windows XP, Vista e 7.</text:p>
        </text:list-item>
      </text:list>
      <text:p text:style-name="P6"/>
      <text:p text:style-name="P6"/>
      <text:p text:style-name="P16"/>
      <text:p text:style-name="P17"/>
      <text:p text:style-name="P5"/>
      <text:p text:style-name="P5">Início: 16:18 Finalização: 17:23</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S Mincho" svg:font-family="'MS Mincho', 'ＭＳ 明朝'" style:font-family-generic="modern"/>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text-align="center" style:justify-single-word="false"/>
      <style:text-properties style:font-name="Arial" fo:font-size="18pt" fo:language="pt" fo:country="BR" fo:font-weight="bold" style:font-size-asian="18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1917in" fo:margin-bottom="0.1528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1917in" fo:margin-bottom="1in" fo:margin-left="1.25in" fo:margin-right="1.25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
      </style:header>
      <style:footer>
        <text:p text:style-name="MP1"><text:span text:style-name="Page_20_Number"><text:page-number text:select-page="current">4</text:page-numb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3</dc:title>
    <meta:initial-creator>Rogério Eduardo Garcia</meta:initial-creator>
    <meta:creation-date>2006-08-10T22:57:00</meta:creation-date>
    <dc:creator>Rogério Eduardo Garcia</dc:creator>
    <dc:date>2006-08-11T16:55:00</dc:date>
    <meta:print-date>2006-08-11T16:48:00</meta:print-date>
    <meta:editing-cycles>8</meta:editing-cycles>
    <meta:editing-duration>PT00H37M00S</meta:editing-duration>
    <meta:document-statistic meta:table-count="1" meta:image-count="1" meta:object-count="0" meta:page-count="4" meta:paragraph-count="55" meta:word-count="576" meta:character-count="3688"/>
    <meta:generator>OpenOffice.org/3.2$Linux OpenOffice.org_project/320m12$Build-9483</meta:generator>
    <meta:user-defined meta:name="Info 1"/>
    <meta:user-defined meta:name="Info 2"/>
    <meta:user-defined meta:name="Info 3"/>
    <meta:user-defined meta:name="Info 4"/>
  </office:meta>
</office:document-meta>
</file>